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118DB58BA870EA4C970.png" manifest:media-type="image/png"/>
  <manifest:file-entry manifest:full-path="Pictures/10000201000001C70000013BD6D42D6978B328A0.png" manifest:media-type="image/png"/>
  <manifest:file-entry manifest:full-path="Pictures/100002010000011800000112CC14351DD544099F.png" manifest:media-type="image/png"/>
  <manifest:file-entry manifest:full-path="Pictures/10000201000000A3000000A53B71D3A1BE924AD3.png" manifest:media-type="image/png"/>
  <manifest:file-entry manifest:full-path="Pictures/100017F2000010E100001107BC9667BCD4E12353.svg" manifest:media-type="image/svg+xml"/>
  <manifest:file-entry manifest:full-path="Pictures/10001822000010E10000110783ADFD80BA94B680.svg" manifest:media-type="image/svg+xml"/>
  <manifest:file-entry manifest:full-path="Pictures/100002010000007C00000048AFB167FE0C9F94E3.png" manifest:media-type="image/png"/>
  <manifest:file-entry manifest:full-path="Pictures/1000096C00000CC80000076860EE50BD0E4D8202.svg" manifest:media-type="image/svg+xml"/>
  <manifest:file-entry manifest:full-path="Pictures/1000088700000CC800000768765AEF2E710B5266.svg" manifest:media-type="image/svg+xml"/>
  <manifest:file-entry manifest:full-path="Pictures/10000201000000A3000000A53A8969D4A0544E0D.png" manifest:media-type="image/png"/>
  <manifest:file-entry manifest:full-path="Pictures/100002010000007C00000048BAEFFC227B2BB194.png" manifest:media-type="image/png"/>
  <manifest:file-entry manifest:full-path="Pictures/10000201000000A3000000A5FC6692AF89BB696C.png" manifest:media-type="image/png"/>
  <manifest:file-entry manifest:full-path="Pictures/100017E6000010E100001107FB2935A4CCFB684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65cm" fo:min-width="18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fill="none" draw:fill-color="#f04e4d" draw:textarea-vertical-align="middle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2.45cm" fo:min-width="17.3cm"/>
    </style:style>
    <style:style style:name="gr6" style:family="graphic" style:parent-style-name="standard">
      <style:graphic-properties svg:stroke-color="#ed1c24" draw:fill-color="#72bf44" draw:textarea-horizontal-align="justify" draw:textarea-vertical-align="middle" draw:auto-grow-height="false" fo:min-height="1.914cm" fo:min-width="0.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ed1c24" draw:fill-color="#72bf44" draw:textarea-horizontal-align="justify" draw:textarea-vertical-align="middle" draw:auto-grow-height="false" fo:min-height="2.714cm" fo:min-width="0.2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556cm"/>
    </style:style>
    <style:style style:name="gr11" style:family="graphic" style:parent-style-name="standard">
      <style:graphic-properties draw:stroke="none" svg:stroke-color="#000000" draw:fill="none" draw:fill-color="#ffffff" fo:min-height="0.723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04e4d"/>
      <style:paragraph-properties fo:text-align="center"/>
    </style:style>
    <style:style style:name="P5" style:family="paragraph">
      <loext:graphic-properties draw:fill-color="#e0efd4"/>
      <style:paragraph-properties fo:text-align="center"/>
    </style:style>
    <style:style style:name="P6" style:family="paragraph">
      <loext:graphic-properties draw:fill-color="#72bf44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3.9cm" svg:x="1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94cm" svg:height="2.7cm" svg:x="1.3cm" svg:y="25.2cm">
          <draw:image xlink:href="Pictures/1000096C00000CC80000076860EE50BD0E4D8202.svg" xlink:type="simple" xlink:show="embed" xlink:actuate="onLoad">
            <text:p text:style-name="P1">php</text:p>
          </draw:image>
          <draw:image xlink:href="Pictures/100002010000007C00000048AFB167FE0C9F94E3.png" xlink:type="simple" xlink:show="embed" xlink:actuate="onLoad"/>
        </draw:frame>
        <draw:frame draw:style-name="gr2" draw:text-style-name="P2" draw:layer="layout" svg:width="7.8cm" svg:height="2.7cm" svg:x="12.2cm" svg:y="25.3cm">
          <draw:image xlink:href="Pictures/1000088700000CC800000768765AEF2E710B5266.svg" xlink:type="simple" xlink:show="embed" xlink:actuate="onLoad">
            <text:p text:style-name="P1">phpmyadmin</text:p>
          </draw:image>
          <draw:image xlink:href="Pictures/100002010000007C00000048BAEFFC227B2BB194.png" xlink:type="simple" xlink:show="embed" xlink:actuate="onLoad"/>
        </draw:frame>
        <draw:frame draw:style-name="gr2" draw:text-style-name="P2" xml:id="id1" draw:id="id1" draw:layer="layout" svg:width="5.8cm" svg:height="4.358cm" svg:x="1cm" svg:y="17.6cm">
          <draw:image xlink:href="Pictures/100017E6000010E100001107FB2935A4CCFB6843.svg" xlink:type="simple" xlink:show="embed" xlink:actuate="onLoad">
            <text:p text:style-name="P1">php-svc</text:p>
          </draw:image>
          <draw:image xlink:href="Pictures/10000201000000A3000000A5FC6692AF89BB696C.png" xlink:type="simple" xlink:show="embed" xlink:actuate="onLoad"/>
        </draw:frame>
        <draw:frame draw:style-name="gr2" draw:text-style-name="P2" draw:layer="layout" svg:width="6.7cm" svg:height="4.358cm" svg:x="6.7cm" svg:y="17.5cm">
          <draw:image xlink:href="Pictures/100017F2000010E100001107BC9667BCD4E12353.svg" xlink:type="simple" xlink:show="embed" xlink:actuate="onLoad">
            <text:p text:style-name="P1">Mysql-svc</text:p>
          </draw:image>
          <draw:image xlink:href="Pictures/10000201000000A3000000A53B71D3A1BE924AD3.png" xlink:type="simple" xlink:show="embed" xlink:actuate="onLoad"/>
        </draw:frame>
        <draw:frame draw:style-name="gr2" draw:text-style-name="P2" draw:layer="layout" svg:width="7.8cm" svg:height="4.358cm" svg:x="12.6cm" svg:y="17.5cm">
          <draw:image xlink:href="Pictures/10001822000010E10000110783ADFD80BA94B680.svg" xlink:type="simple" xlink:show="embed" xlink:actuate="onLoad">
            <text:p text:style-name="P1">phpmyadmin-svc</text:p>
          </draw:image>
          <draw:image xlink:href="Pictures/10000201000000A3000000A53A8969D4A0544E0D.png" xlink:type="simple" xlink:show="embed" xlink:actuate="onLoad"/>
        </draw:frame>
        <draw:frame draw:style-name="gr3" draw:text-style-name="P3" draw:layer="layout" svg:width="6.2cm" svg:height="0.962cm" svg:x="0.8cm" svg:y="14.1cm">
          <draw:text-box>
            <text:p><text:span text:style-name="T1">worker node</text:span></text:p>
          </draw:text-box>
        </draw:frame>
        <draw:line draw:style-name="gr4" draw:text-style-name="P4" draw:layer="layout" svg:x1="1cm" svg:y1="22.6cm" svg:x2="20cm" svg:y2="22.4cm">
          <text:p/>
        </draw:line>
        <draw:custom-shape draw:style-name="gr5" draw:text-style-name="P5" draw:layer="layout" svg:width="17.8cm" svg:height="2.7cm" svg:x="1.5cm" svg:y="8.9cm">
          <text:p text:style-name="P1">Ingress-Resourc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.7cm" svg:x="9.9cm" svg:y="1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657cm" svg:height="2.6cm" svg:x="9cm" svg:y="24.1cm">
          <draw:image xlink:href="Pictures/100002010000011800000112CC14351DD544099F.png" xlink:type="simple" xlink:show="embed" xlink:actuate="onLoad">
            <text:p text:style-name="P1">Mysql</text:p>
          </draw:image>
        </draw:frame>
        <draw:frame draw:style-name="gr7" draw:text-style-name="P2" draw:layer="layout" svg:width="6.356cm" svg:height="4.4cm" svg:x="9.2cm" svg:y="1.1cm">
          <draw:image xlink:href="Pictures/10000201000001C70000013BD6D42D6978B328A0.png" xlink:type="simple" xlink:show="embed" xlink:actuate="onLoad">
            <text:p/>
          </draw:image>
        </draw:frame>
        <draw:custom-shape draw:style-name="gr8" draw:text-style-name="P6" draw:layer="layout" svg:width="1.4cm" svg:height="3.7cm" svg:x="11.5cm" svg:y="4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7" draw:layer="layout" svg:width="4.9cm" svg:height="0.962cm" svg:x="5.4cm" svg:y="22.7cm">
          <draw:text-box>
            <text:p>Deployments</text:p>
          </draw:text-box>
        </draw:frame>
        <draw:frame draw:style-name="gr9" draw:text-style-name="P7" draw:layer="layout" svg:width="6.2cm" svg:height="1.2cm" svg:x="7.2cm" svg:y="15.3cm">
          <draw:text-box>
            <text:p>Services(ClusterIP)</text:p>
          </draw:text-box>
        </draw:frame>
        <draw:frame draw:style-name="gr10" draw:text-style-name="P8" draw:layer="layout" svg:width="7.9cm" svg:height="0.806cm" svg:x="12.6cm" svg:y="6.338cm">
          <draw:text-box>
            <text:p><text:span text:style-name="T2">notes.xenon.team:&lt;NodePort&gt;</text:span></text:p>
          </draw:text-box>
        </draw:frame>
        <draw:frame draw:style-name="gr11" draw:text-style-name="P8" draw:layer="layout" svg:width="10.5cm" svg:height="0.973cm" svg:x="1cm" svg:y="6.327cm">
          <draw:text-box>
            <text:p><text:span text:style-name="T2">Notes.xenon.team.phpmyadmin:&lt;NodePort&gt;</text:span></text:p>
          </draw:text-box>
        </draw:frame>
        <draw:frame draw:style-name="gr2" draw:text-style-name="P2" draw:layer="layout" svg:width="2.481cm" svg:height="2.3cm" svg:x="9.319cm" svg:y="26.7cm">
          <draw:image xlink:href="Pictures/100002010000012E00000118DB58BA870EA4C970.png" xlink:type="simple" xlink:show="embed" xlink:actuate="onLoad">
            <text:p text:style-name="P1">PV</text:p>
          </draw:image>
        </draw:frame>
        <draw:connector draw:style-name="gr12" draw:text-style-name="P2" draw:layer="layout" svg:x1="6.8cm" svg:y1="19.779cm" svg:x2="6.8cm" svg:y2="19.779cm" draw:start-shape="id1" draw:end-shape="id1" svg:d="M6800 19779z" svg:viewBox="0 0 1 1">
          <text:p/>
        </draw:connector>
        <draw:line draw:style-name="gr13" draw:text-style-name="P2" draw:layer="layout" svg:x1="3.7cm" svg:y1="21.3cm" svg:x2="3.8cm" svg:y2="25.4cm">
          <text:p/>
        </draw:line>
        <draw:line draw:style-name="gr13" draw:text-style-name="P2" draw:layer="layout" svg:x1="10.239cm" svg:y1="21cm" svg:x2="10.2cm" svg:y2="24cm">
          <text:p/>
        </draw:line>
        <draw:line draw:style-name="gr13" draw:text-style-name="P2" draw:layer="layout" svg:x1="16.378cm" svg:y1="21.3cm" svg:x2="16.478cm" svg:y2="2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5:02:26.816517277</meta:creation-date>
    <dc:date>2020-05-06T17:25:11.792237384</dc:date>
    <meta:editing-duration>PT24M46S</meta:editing-duration>
    <meta:editing-cycles>12</meta:editing-cycles>
    <meta:generator>LibreOffice/6.0.7.3$Linux_X86_64 LibreOffice_project/00m0$Build-3</meta:generator>
    <meta:document-statistic meta:object-count="22"/>
  </office:meta>
</office:document-meta>
</file>